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618in" table:align="left"/>
    </style:style>
    <style:style style:name="Table1.A" style:family="table-column">
      <style:table-column-properties style:column-width="4.4785in"/>
    </style:style>
    <style:style style:name="Table1.B" style:family="table-column">
      <style:table-column-properties style:column-width="1.4833in"/>
    </style:style>
    <style:style style:name="Table1.A1" style:family="table-cell">
      <style:table-cell-properties style:vertical-align="middle" fo:padding="0.0208in" fo:border-left="0in solid #808080" fo:border-right="none" fo:border-top="0in solid #808080" fo:border-bottom="0in solid #808080"/>
    </style:style>
    <style:style style:name="Table1.B1" style:family="table-cell">
      <style:table-cell-properties style:vertical-align="middle" fo:padding="0.0208in" fo:border="0in solid #808080"/>
    </style:style>
    <style:style style:name="Table1.A2" style:family="table-cell">
      <style:table-cell-properties style:vertical-align="middle" fo:padding="0.0208in" fo:border-left="0in solid #808080" fo:border-right="none" fo:border-top="none" fo:border-bottom="0in solid #808080"/>
    </style:style>
    <style:style style:name="Table1.B2" style:family="table-cell">
      <style:table-cell-properties style:vertical-align="middle" fo:padding="0.0208in" fo:border-left="0in solid #808080" fo:border-right="0in solid #808080" fo:border-top="none" fo:border-bottom="0in solid #808080"/>
    </style:style>
    <style:style style:name="Table2" style:family="table">
      <style:table-properties style:width="5.9618in" table:align="left"/>
    </style:style>
    <style:style style:name="Table2.A" style:family="table-column">
      <style:table-column-properties style:column-width="4.4785in"/>
    </style:style>
    <style:style style:name="Table2.B" style:family="table-column">
      <style:table-column-properties style:column-width="1.4833in"/>
    </style:style>
    <style:style style:name="Table2.A1" style:family="table-cell">
      <style:table-cell-properties style:vertical-align="middle" fo:padding="0.0208in" fo:border-left="0in solid #808080" fo:border-right="none" fo:border-top="0in solid #808080" fo:border-bottom="0in solid #808080"/>
    </style:style>
    <style:style style:name="Table2.B1" style:family="table-cell">
      <style:table-cell-properties style:vertical-align="middle" fo:padding="0.0208in" fo:border="0in solid #808080"/>
    </style:style>
    <style:style style:name="Table2.A2" style:family="table-cell">
      <style:table-cell-properties style:vertical-align="middle" fo:padding="0.0208in" fo:border-left="0in solid #808080" fo:border-right="none" fo:border-top="none" fo:border-bottom="0in solid #808080"/>
    </style:style>
    <style:style style:name="Table2.B2" style:family="table-cell">
      <style:table-cell-properties style:vertical-align="middle" fo:padding="0.0208in" fo:border-left="0in solid #808080" fo:border-right="0in solid #808080" fo:border-top="none" fo:border-bottom="0in solid #808080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 style:list-style-name="">
      <style:paragraph-properties style:text-autospace="none"/>
      <style:text-properties style:font-name="Arial" fo:font-size="12pt" fo:language="en" fo:country="US" style:font-name-asian="Courier New" style:font-size-asian="12pt" style:font-name-complex="Courier New" style:font-size-complex="12pt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Arial" fo:font-size="12pt" fo:language="en" fo:country="US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style:font-name="Arial" fo:font-size="12pt" fo:language="en" fo:country="US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text-properties style:font-name="Arial" fo:font-size="12pt" style:font-size-asian="12pt" style:font-size-complex="12pt"/>
    </style:style>
    <style:style style:name="P9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style:font-name="monospace"/>
    </style:style>
    <style:style style:name="T2" style:family="text">
      <style:text-properties style:font-name="monospace" fo:font-weight="bold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Morris – Kyle Goodwill – Weronika Kowalczyk</text:p>
      <text:p text:style-name="P1">Professor Eileen Head</text:p>
      <text:p text:style-name="P1">Programming Languages – Homework 7</text:p>
      <text:p text:style-name="P1">Due March 17, 2015</text:p>
      <text:p text:style-name="P1"/>
      <text:p text:style-name="P1">1)</text:p>
      <text:p text:style-name="P3">Static Scoping:</text:p>
      <text:p text:style-name="P5">1</text:p>
      <text:p text:style-name="P5">1</text:p>
      <text:p text:style-name="P5">2</text:p>
      <text:p text:style-name="P5">2</text:p>
      <text:p text:style-name="P3">Dynamic Scoping:</text:p>
      <text:p text:style-name="P5">1</text:p>
      <text:p text:style-name="P5">1</text:p>
      <text:p text:style-name="P5">2</text:p>
      <text:p text:style-name="P5">1</text:p>
      <text:p text:style-name="P3">This change in the last digit printed occurs due to the procedure “second”. With Static scoping, any calls within that function will still reference the original declaration of x: integer –global, while with Dynamic Scoping the set_x(2) and print_x both reference the locally declared x:integer.</text:p>
      <text:p text:style-name="P3"/>
      <text:p text:style-name="P7">2)</text:p>
      <text:p text:style-name="P3">Static Scoping: 54</text:p>
      <text:p text:style-name="P3">Dynamic Scoping Deep Binding: </text:p>
      <text:p text:style-name="P5">Deep Binding locks in the variables required at time of passing, so while Y was set to 3, the X value referred to by add is still 4, adding up to 7.</text:p>
      <text:p text:style-name="P3">Dynamic Scoping Shallow Binding: </text:p>
      <text:p text:style-name="P5">Shallow Binding locks in the variables at time of execution, so both assignments of Y := 3 and X := 1 are referenced, causing the result to be 4.</text:p>
      <text:p text:style-name="P7">3)</text:p>
      <text:p text:style-name="P3">Each nested subroutine has its own activation record that is kept throughout the entire execution of the program.</text:p>
      <text:p text:style-name="P7">4)</text:p>
      <text:p text:style-name="P3">The inconsistency of this program originates from line 7, “while (i++ &lt;512) {“. Depending on the architecture, the Assembly could implement “i++” as Compare First then Increment, Increment first then Compare, or anything else under the sun. This could cause all the insecurities described in part B of the question.</text:p>
      <text:p text:style-name="P7">5)</text:p>
      <text:p text:style-name="P3">A)</text:p>
      <text:p text:style-name="P6">A declaration introduces a name and indicates its scope, but may omit certain implementation details. A definition describes the object in sufficient detail for the compiler to determine its implementation. <text:s/></text:p>
      <text:p text:style-name="P3">B)</text:p>
      <text:p text:style-name="P6">a. char* a; --&gt; declaration</text:p>
      <text:p text:style-name="P2"><text:tab/>b. struct S; --&gt; declaration</text:p>
      <text:p text:style-name="P2"><text:tab/>c. struct S1 {int x;} --&gt; definition</text:p>
      <text:p text:style-name="P2"><text:tab/>d. typedef int* string; --&gt; declaration</text:p>
      <text:p text:style-name="P2"><text:tab/>e. int foo(int i); --&gt; definition</text:p>
      <text:p text:style-name="P2"><text:tab/>f. extern double x; --&gt; declaration</text:p>
      <text:p text:style-name="P2"><text:soft-page-break/><text:tab/>g. void function(){} --&gt; definition</text:p>
      <text:p text:style-name="P5"/>
      <text:p text:style-name="P7">6)</text:p>
      <text:p text:style-name="P4">What does this program print?</text:p>
      <text:p text:style-name="P2"><text:tab/></text:p>
      <text:p text:style-name="P2"><text:tab/>using System;</text:p>
      <text:p text:style-name="P2"><text:tab/>public delegate int UnaryOp(int n);</text:p>
      <text:p text:style-name="P2"><text:tab/><text:tab/>//type declaration: UnaryOp is a function from ints to ints</text:p>
      <text:p text:style-name="P2"/>
      <text:p text:style-name="P2"><text:tab/>public class Foo{</text:p>
      <text:p text:style-name="P2"><text:tab/><text:tab/>static int a = 2;</text:p>
      <text:p text:style-name="P2"><text:tab/><text:tab/>static UnaryOp b(int c){</text:p>
      <text:p text:style-name="P2"><text:tab/><text:tab/><text:tab/>int d = a+c;</text:p>
      <text:p text:style-name="P2"><text:tab/><text:tab/><text:tab/>Console.WriteLine(d);</text:p>
      <text:p text:style-name="P2"><text:tab/><text:tab/><text:tab/>return delegate(int n) {return c + n;};</text:p>
      <text:p text:style-name="P2"><text:tab/><text:tab/>}</text:p>
      <text:p text:style-name="P2"><text:tab/><text:tab/>public static void Main(string[] args){</text:p>
      <text:p text:style-name="P2"><text:tab/><text:tab/><text:tab/>Console.WriteLine(b(3)(4));</text:p>
      <text:p text:style-name="P2"><text:tab/><text:tab/>}</text:p>
      <text:p text:style-name="P2"><text:tab/>}</text:p>
      <text:p text:style-name="P2"/>
      <text:p text:style-name="P2"><text:tab/>It'll print:</text:p>
      <text:p text:style-name="P2"><text:tab/><text:tab/>5</text:p>
      <text:p text:style-name="P2"><text:tab/><text:tab/>7<text:tab/></text:p>
      <text:p text:style-name="P2"><text:tab/></text:p>
      <text:p text:style-name="P2"><text:tab/>int a is statically allocated. The variables n, and a, are allocated in the heap, because they are static. Variables d and c are on the stack because they are local variables.</text:p>
      <text:p text:style-name="P3"/>
      <text:p text:style-name="P7"/>
      <text:p text:style-name="P7">7)</text:p>
      <text:p text:style-name="P3">These statements are not contradictory because, while the language specifications might stay the same, implementation across different architectures is bound to change.</text:p>
      <text:p text:style-name="P7">8)</text:p>
      <text:p text:style-name="P3">( - 16 ( 9 4 ) ) Will evaluate to 11 when executed, but when parens are removed the execution path becomes unclear as ( - 16 9 4 ).</text:p>
      <text:p text:style-name="P3"/>
      <text:p text:style-name="P3">Reworded: </text:p>
      <text:p text:style-name="P5">Issues of precedence and associativity do not arise with prefix or postfix notation on binary operators.</text:p>
      <text:p text:style-name="P5"/>
      <text:p text:style-name="P7">9)</text:p>
      <text:p text:style-name="P4">Is &amp;(&amp;i) ever valid in C? Explain.</text:p>
      <text:p text:style-name="P2"/>
      <text:p text:style-name="P2"><text:tab/>It is not valid because &amp;i would return the address of i, and addresses do not have</text:p>
      <text:p text:style-name="P2"><text:tab/>addresses, so asking for the address of the address of i would give you an error. </text:p>
      <text:p text:style-name="P2"><text:tab/>Even if i was declared as a double pointer (ex. int** i), the &amp;i would give you the </text:p>
      <text:p text:style-name="P2"><text:tab/>address of the pointer and asking for the address of the address would still give you an error.</text:p>
      <text:p text:style-name="P3"/>
      <text:p text:style-name="P3"><text:soft-page-break/></text:p>
      <text:p text:style-name="P7">10) (++/--) &gt; (+) &gt; (&amp;&amp;) &gt; (=)</text:p>
      <text:p text:style-name="P7">Left → Righ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int a[] = {0, 1, 2, 3, 4}; int n = 2;<text:line-break/><text:span text:style-name="T3"><text:line-break/>int x = (a[n++] = a[n--] + a[++n] &amp;&amp; a[n]);</text:span></text:p>
          </table:table-cell>
          <table:table-cell table:style-name="Table1.B1" office:value-type="string">
            <text:p text:style-name="P8"><text:line-break/><text:span text:style-name="T3">n=2</text:span>                   x=?  <text:line-break/>                              </text:p>
          </table:table-cell>
        </table:table-row>
        <table:table-row>
          <table:table-cell table:style-name="Table1.A2" office:value-type="string">
            <text:p text:style-name="P8"> A[2] = a[n--] + a[++n] &amp;&amp; a[n]</text:p>
          </table:table-cell>
          <table:table-cell table:style-name="Table1.B2" office:value-type="string">
            <text:p text:style-name="P8">N=3, X=? </text:p>
          </table:table-cell>
        </table:table-row>
        <table:table-row>
          <table:table-cell table:style-name="Table1.A2" office:value-type="string">
            <text:p text:style-name="P8"> A[2] = a[3] + a[++n] &amp;&amp; a[n]</text:p>
          </table:table-cell>
          <table:table-cell table:style-name="Table1.B2" office:value-type="string">
            <text:p text:style-name="P8">N=2, X=? </text:p>
          </table:table-cell>
        </table:table-row>
        <table:table-row>
          <table:table-cell table:style-name="Table1.A2" office:value-type="string">
            <text:p text:style-name="P8"> A[2] = a[3] + a[3] &amp;&amp; a[n]</text:p>
          </table:table-cell>
          <table:table-cell table:style-name="Table1.B2" office:value-type="string">
            <text:p text:style-name="P8">N=3, X=? </text:p>
          </table:table-cell>
        </table:table-row>
        <table:table-row>
          <table:table-cell table:style-name="Table1.A2" office:value-type="string">
            <text:p text:style-name="P8"> A[2] = a[3] + a[3] &amp;&amp; a[3]</text:p>
          </table:table-cell>
          <table:table-cell table:style-name="Table1.B2" office:value-type="string">
            <text:p text:style-name="P8">N=3, X=? </text:p>
          </table:table-cell>
        </table:table-row>
        <table:table-row>
          <table:table-cell table:style-name="Table1.A2" office:value-type="string">
            <text:p text:style-name="P8"> A[2] = 6 &amp;&amp; a[3]</text:p>
          </table:table-cell>
          <table:table-cell table:style-name="Table1.B2" office:value-type="string">
            <text:p text:style-name="P8">N=3, X=? </text:p>
          </table:table-cell>
        </table:table-row>
        <table:table-row>
          <table:table-cell table:style-name="Table1.A2" office:value-type="string">
            <text:p text:style-name="P8"> A[2] = 1</text:p>
          </table:table-cell>
          <table:table-cell table:style-name="Table1.B2" office:value-type="string">
            <text:p text:style-name="P8">N=3, X=? 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8">N=3, X=1 </text:p>
          </table:table-cell>
        </table:table-row>
        <table:table-row>
          <table:table-cell table:style-name="Table1.A2" office:value-type="string">
            <text:p text:style-name="P8"> </text:p>
          </table:table-cell>
          <table:table-cell table:style-name="Table1.B2" office:value-type="string">
            <text:p text:style-name="P8"> </text:p>
          </table:table-cell>
        </table:table-row>
      </table:table>
      <text:p text:style-name="P9"><text:line-break/>Right → Lef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int a[] = {0, 1, 2, 3, 4}; int n = 2;<text:line-break/><text:span text:style-name="T3"><text:line-break/>int x = (a[n++] = a[n--] + a[++n] &amp;&amp; a[n]);</text:span></text:p>
          </table:table-cell>
          <table:table-cell table:style-name="Table2.B1" office:value-type="string">
            <text:p text:style-name="P8"><text:line-break/><text:span text:style-name="T3">n=2</text:span>                   x=?  <text:line-break/>                              </text:p>
          </table:table-cell>
        </table:table-row>
        <table:table-row>
          <table:table-cell table:style-name="Table2.A2" office:value-type="string">
            <text:p text:style-name="P8">A[n++] = a[n--] + a[++n] &amp;&amp; a[2]</text:p>
          </table:table-cell>
          <table:table-cell table:style-name="Table2.B2" office:value-type="string">
            <text:p text:style-name="P8">N=2, X=?</text:p>
          </table:table-cell>
        </table:table-row>
        <table:table-row>
          <table:table-cell table:style-name="Table2.A2" office:value-type="string">
            <text:p text:style-name="P8">A[n++] = a[n--] + a[3] &amp;&amp; a[2]</text:p>
          </table:table-cell>
          <table:table-cell table:style-name="Table2.B2" office:value-type="string">
            <text:p text:style-name="P8">N=3, X=?</text:p>
          </table:table-cell>
        </table:table-row>
        <table:table-row>
          <table:table-cell table:style-name="Table2.A2" office:value-type="string">
            <text:p text:style-name="P8">A[n++] = a[3] + a[3] &amp;&amp; a[2]</text:p>
          </table:table-cell>
          <table:table-cell table:style-name="Table2.B2" office:value-type="string">
            <text:p text:style-name="P8">N=2, X=?</text:p>
          </table:table-cell>
        </table:table-row>
        <table:table-row>
          <table:table-cell table:style-name="Table2.A2" office:value-type="string">
            <text:p text:style-name="P8">A[2] = a[3] + a[3] &amp;&amp; a[2]</text:p>
          </table:table-cell>
          <table:table-cell table:style-name="Table2.B2" office:value-type="string">
            <text:p text:style-name="P8">N=3, X=?</text:p>
          </table:table-cell>
        </table:table-row>
        <table:table-row>
          <table:table-cell table:style-name="Table2.A2" office:value-type="string">
            <text:p text:style-name="P8">A[2] = 6 &amp;&amp; a[2]</text:p>
          </table:table-cell>
          <table:table-cell table:style-name="Table2.B2" office:value-type="string">
            <text:p text:style-name="P8">N=3, X=?</text:p>
          </table:table-cell>
        </table:table-row>
        <table:table-row>
          <table:table-cell table:style-name="Table2.A2" office:value-type="string">
            <text:p text:style-name="P8">A[2] = 1</text:p>
          </table:table-cell>
          <table:table-cell table:style-name="Table2.B2" office:value-type="string">
            <text:p text:style-name="P8">N=3, X=?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8">N=3, X=1</text:p>
          </table:table-cell>
        </table:table-row>
        <table:table-row>
          <table:table-cell table:style-name="Table2.A2" office:value-type="string">
            <text:p text:style-name="P8"> </text:p>
          </table:table-cell>
          <table:table-cell table:style-name="Table2.B2" office:value-type="string">
            <text:p text:style-name="P8"> 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Morris</meta:initial-creator>
    <meta:creation-date>2015-03-17T13:37:34</meta:creation-date>
    <dc:date>2015-03-17T22:06:00.72</dc:date>
    <meta:editing-duration>PT2H28M52S</meta:editing-duration>
    <meta:editing-cycles>15</meta:editing-cycles>
    <meta:generator>OpenOffice/4.1.0$Win32 OpenOffice.org_project/410m18$Build-9764</meta:generator>
    <meta:document-statistic meta:table-count="2" meta:image-count="0" meta:object-count="0" meta:page-count="3" meta:paragraph-count="110" meta:word-count="712" meta:character-count="3825"/>
  </office:meta>
</office:document-meta>
</file>